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16])" office:value-type="float" office:value="2468" calcext:value-type="float">
            <text:p>2468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10:19.851805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4-11T15:12:47.739499858</dc:date>
    <meta:editing-duration>PT4H54M54S</meta:editing-duration>
    <meta:editing-cycles>83</meta:editing-cycles>
    <meta:document-statistic meta:table-count="1" meta:cell-count="113" meta:object-count="0"/>
  </office:meta>
</office:document-meta>
</file>